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Light" svg:font-family="'Calibri Ligh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1974"/>
    </style:style>
    <style:style style:name="P2" style:family="paragraph" style:parent-style-name="Text_20_body">
      <style:text-properties officeooo:paragraph-rsid="0007e9ae"/>
    </style:style>
    <style:style style:name="T1" style:family="text">
      <style:text-properties officeooo:rsid="00071974"/>
    </style:style>
    <style:style style:name="T2" style:family="text">
      <style:text-properties fo:font-variant="normal" fo:text-transform="none" fo:color="#222222" loext:opacity="100%" style:font-name="Calibri Light" fo:font-size="12pt" fo:letter-spacing="normal" fo:font-style="normal" fo:font-weight="normal"/>
    </style:style>
    <style:style style:name="T3" style:family="text">
      <style:text-properties fo:font-variant="normal" fo:text-transform="none" fo:color="#222222" loext:opacity="100%" style:font-name="Calibri Light" fo:font-size="12pt" fo:letter-spacing="normal" fo:font-style="normal" fo:font-weight="normal" officeooo:rsid="000719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Subject: Request for Delay in Possession of Flat Due to Financial Constraints.</text:p>
      <text:p text:style-name="Text_20_body">Dear Sir/Mam,</text:p>
      <text:p text:style-name="Text_20_body">I hope this message finds you well.</text:p>
      <text:p text:style-name="Text_20_body">I am writing to inform you about an unfortunate situation I am currently facing. Due to unforeseen circumstances, I have recently lost my job and am experiencing financial difficulties as a result. In light of this, I kindly request your understanding and support during this challenging time.</text:p>
      <text:p text:style-name="Text_20_body">I was originally scheduled to take possession of my flat no. A 602, Om Mangalam Chaitanya having Plot 3, Kiwale, Pune 412101, but I am unable to proceed as planned due to my current financial situation. I would greatly appreciate it if you could allow me to delay the possession of the flat for an additional three months, until I am in a better position financially.</text:p>
      <text:p text:style-name="Text_20_body">I sincerely apologize for any inconvenience this may cause and I hope for your understanding. Please let me know if there are any formalities or further details needed for this request.</text:p>
      <text:p text:style-name="Text_20_body">Thank you for your consideration and support.</text:p>
      <text:p text:style-name="P2"><text:span text:style-name="T2">Warm regards,</text:span></text:p>
      <text:p text:style-name="P2"><text:span text:style-name="T2">Swapnil Sharad Ingale,</text:span></text:p>
      <text:p text:style-name="P2"><text:span text:style-name="T2">Mo.No.9975062130/</text:span></text:p>
      <text:p text:style-name="P2"><text:span text:style-name="T2"><text:s text:c="11"/>7020599737</text:span></text:p>
      <text:p text:style-name="P2"><text:span text:style-name="T2">Flat Details:-</text:span></text:p>
      <text:p text:style-name="P2"><text:span text:style-name="T2">A 602, Om Mangalam Chaitanya,</text:span></text:p>
      <text:p text:style-name="P2"><text:span text:style-name="T2">Plot 3, Kiwale, Pune 41210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Light" svg:font-family="'Calibri Ligh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09:48:33.637271173</meta:creation-date>
    <dc:date>2025-02-11T10:03:29.820133870</dc:date>
    <meta:editing-duration>PT9M1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91" meta:character-count="1159" meta:non-whitespace-character-count="971"/>
  </office:meta>
</office:document-meta>
</file>